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819in" fo:keep-together="auto"/>
    </style:style>
    <style:style style:name="Table1.3" style:family="table-row">
      <style:table-row-properties style:row-height="0.4in" fo:keep-together="auto"/>
    </style:style>
    <style:style style:name="Table1.6" style:family="table-row">
      <style:table-row-properties style:row-height="0.5069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5722in" fo:keep-together="auto"/>
    </style:style>
    <style:style style:name="Table2.3" style:family="table-row">
      <style:table-row-properties style:row-height="0.4in" fo:keep-together="auto"/>
    </style:style>
    <style:style style:name="Table2.6" style:family="table-row">
      <style:table-row-properties style:row-height="0.4722in" fo:keep-together="auto"/>
    </style:style>
    <style:style style:name="Table2.7" style:family="table-row">
      <style:table-row-properties style:row-height="0.5153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4" style:family="table-row">
      <style:table-row-properties style:min-row-height="0.1563in" fo:keep-together="always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4c00f8" style:font-name-asian="Arial1" style:font-size-asian="7pt" style:font-name-complex="Times New Roman" style:font-size-complex="7pt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4c00f8" style:font-name-asian="Arial1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43df" officeooo:paragraph-rsid="004c00f8" style:font-name-asian="Arial1" style:font-size-asian="7pt" style:font-name-complex="Times New Roman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4c00f8" style:font-name-asian="Arial1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4c00f8" style:font-name-asian="Arial1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5e2817" officeooo:paragraph-rsid="005e2817" style:font-name-asian="Arial1" style:font-size-asian="7pt" style:font-name-complex="Times New Roman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officeooo:paragraph-rsid="004c00f8" style:font-size-asian="7pt" style:font-size-complex="7pt"/>
    </style:style>
    <style:style style:name="P12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1" style:font-size-asian="8pt" style:font-name-complex="Times New Roman" style:font-size-complex="8pt"/>
    </style:style>
    <style:style style:name="P13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4c00f8" style:font-size-asian="7pt" style:font-size-complex="7pt"/>
    </style:style>
    <style:style style:name="P14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17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8" style:family="paragraph" style:parent-style-name="Standard">
      <style:text-properties style:font-name="Courier New" fo:font-size="11pt" officeooo:paragraph-rsid="004396cf" style:font-size-asian="11pt"/>
    </style:style>
    <style:style style:name="P19" style:family="paragraph" style:parent-style-name="Standard">
      <style:paragraph-properties fo:line-height="100%" fo:text-align="start" style:justify-single-word="false" style:snap-to-layout-grid="false"/>
      <style:text-properties officeooo:paragraph-rsid="004c00f8"/>
    </style:style>
    <style:style style:name="P20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22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3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24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25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4ee20a" style:font-size-asian="12pt" style:font-style-asian="italic"/>
    </style:style>
    <style:style style:name="P29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3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31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32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33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34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5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6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7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38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9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0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41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42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43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44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45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4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1" style:font-size-asian="9pt" style:font-name-complex="Times New Roman"/>
    </style:style>
    <style:style style:name="P4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1" style:font-size-asian="9pt" style:font-name-complex="Times New Roman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4446f4" style:font-name-asian="Arial1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1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4446f4" style:font-name-asian="Arial1" style:font-size-asian="9pt" style:font-name-complex="Times New Roman"/>
    </style:style>
    <style:style style:name="P5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1" style:font-size-asian="9pt" style:font-name-complex="Times New Roman"/>
    </style:style>
    <style:style style:name="P5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1" style:font-size-asian="9pt" style:font-name-complex="Times New Roman"/>
    </style:style>
    <style:style style:name="P5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1" style:font-size-asian="9pt" style:font-name-complex="Times New Roman" style:font-size-complex="9pt"/>
    </style:style>
    <style:style style:name="P5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1" style:font-size-asian="9pt" style:font-name-complex="Times New Roman" style:font-size-complex="9pt"/>
    </style:style>
    <style:style style:name="P55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1" style:font-size-asian="9pt" style:font-name-complex="Times New Roman" style:font-size-complex="9pt"/>
    </style:style>
    <style:style style:name="P56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1" style:font-size-asian="9pt" style:font-name-complex="Times New Roman" style:font-size-complex="9pt"/>
    </style:style>
    <style:style style:name="P57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1" style:font-size-asian="9pt" style:font-name-complex="Times New Roman" style:font-size-complex="9pt"/>
    </style:style>
    <style:style style:name="P5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1" style:font-size-asian="7pt" style:font-name-complex="Times New Roman" style:font-size-complex="7pt"/>
    </style:style>
    <style:style style:name="P5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1" style:font-size-asian="7pt" style:font-name-complex="Times New Roman" style:font-size-complex="7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1" style:font-size-asian="7pt" style:font-name-complex="Times New Roman" style:font-size-complex="7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1" style:font-size-asian="7pt" style:font-name-complex="Times New Roman" style:font-size-complex="7pt"/>
    </style:style>
    <style:style style:name="P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1" style:font-size-asian="7pt" style:font-name-complex="Times New Roman" style:font-size-complex="7pt"/>
    </style:style>
    <style:style style:name="P6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1" style:font-size-asian="7pt" style:font-name-complex="Times New Roman" style:font-size-complex="7pt"/>
    </style:style>
    <style:style style:name="P6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643cf7" officeooo:paragraph-rsid="00643cf7" style:font-name-asian="Arial1" style:font-size-asian="7pt" style:font-name-complex="Times New Roman" style:font-size-complex="7pt"/>
    </style:style>
    <style:style style:name="P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1" style:font-size-asian="8pt" style:font-name-complex="Times New Roman" style:font-size-complex="8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45d4f" officeooo:paragraph-rsid="000b3b24" style:font-name-asian="Arial1" style:font-size-asian="8pt" style:font-name-complex="Times New Roman" style:font-size-complex="8pt"/>
    </style:style>
    <style:style style:name="P6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43df" officeooo:paragraph-rsid="000b3b24" style:font-name-asian="Arial1" style:font-size-asian="8pt" style:font-name-complex="Times New Roman" style:font-size-complex="8pt"/>
    </style:style>
    <style:style style:name="P6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1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1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1" style:font-size-asian="8pt" style:font-name-complex="Times New Roman" style:font-size-complex="8pt"/>
    </style:style>
    <style:style style:name="P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7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7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5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7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1" style:font-size-asian="8pt" style:font-name-complex="Times New Roman" style:font-size-complex="8pt"/>
    </style:style>
    <style:style style:name="P7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4446f4" style:font-name-asian="Arial1" style:font-size-asian="8pt" style:font-name-complex="Times New Roman" style:font-size-complex="8pt"/>
    </style:style>
    <style:style style:name="P7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1" style:font-size-asian="8pt" style:font-name-complex="Times New Roman" style:font-size-complex="8pt"/>
    </style:style>
    <style:style style:name="P7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1" style:font-size-asian="8pt" style:font-name-complex="Times New Roman" style:font-size-complex="8pt"/>
    </style:style>
    <style:style style:name="P8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size-asian="8pt" style:font-size-complex="8pt"/>
    </style:style>
    <style:style style:name="P8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4c00f8"/>
    </style:style>
    <style:style style:name="P82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8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1" style:font-size-asian="8pt" style:font-name-complex="Times New Roman" style:font-size-complex="8pt"/>
    </style:style>
    <style:style style:name="P8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4446f4" style:font-name-asian="Arial1" style:font-size-asian="8pt" style:font-name-complex="Times New Roman" style:font-size-complex="8pt"/>
    </style:style>
    <style:style style:name="P85" style:family="paragraph" style:parent-style-name="Heading_20_9">
      <style:text-properties style:font-name="Times New Roman1" fo:font-size="12pt" style:font-size-asian="12pt" style:font-size-complex="12pt"/>
    </style:style>
    <style:style style:name="P86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87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88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89" style:family="paragraph" style:parent-style-name="Text_20_body">
      <style:paragraph-properties fo:line-height="100%"/>
      <style:text-properties fo:font-size="8pt" officeooo:rsid="001c8352" officeooo:paragraph-rsid="004c00f8" style:font-size-asian="8pt" style:font-size-complex="8pt"/>
    </style:style>
    <style:style style:name="P90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91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92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93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94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95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96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97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98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99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100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101" style:family="paragraph" style:parent-style-name="Text_20_body">
      <style:paragraph-properties fo:line-height="100%" fo:text-align="end" style:justify-single-word="false"/>
    </style:style>
    <style:style style:name="P102" style:family="paragraph" style:parent-style-name="Text_20_body">
      <style:paragraph-properties fo:line-height="100%" fo:text-align="start" style:justify-single-word="false"/>
      <style:text-properties officeooo:paragraph-rsid="004c00f8"/>
    </style:style>
    <style:style style:name="P103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104" style:family="paragraph" style:parent-style-name="Text_20_body">
      <style:paragraph-properties fo:line-height="100%"/>
      <style:text-properties officeooo:paragraph-rsid="004c00f8"/>
    </style:style>
    <style:style style:name="P105" style:family="paragraph" style:parent-style-name="Text_20_body">
      <style:text-properties fo:font-size="12pt" style:font-size-asian="12pt"/>
    </style:style>
    <style:style style:name="P106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107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108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109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10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111" style:family="paragraph" style:parent-style-name="Text_20_body">
      <style:text-properties fo:font-size="12pt" officeooo:paragraph-rsid="004c00f8" style:font-size-asian="12pt"/>
    </style:style>
    <style:style style:name="P112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113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114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4c00f8" style:font-size-asian="7pt" style:font-size-complex="7pt"/>
    </style:style>
    <style:style style:name="P115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4c00f8" style:font-size-asian="7pt" style:font-size-complex="7pt"/>
    </style:style>
    <style:style style:name="P116" style:family="paragraph" style:parent-style-name="Text_20_body">
      <style:paragraph-properties fo:line-height="100%"/>
      <style:text-properties fo:font-size="7pt" officeooo:rsid="0014e4a8" officeooo:paragraph-rsid="004c00f8" style:font-size-asian="7pt" style:font-size-complex="7pt"/>
    </style:style>
    <style:style style:name="P117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4c00f8" style:font-size-asian="7pt" style:font-size-complex="7pt"/>
    </style:style>
    <style:style style:name="P118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119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120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121" style:family="paragraph" style:parent-style-name="Text_20_body">
      <style:paragraph-properties fo:line-height="130%" fo:text-align="start" style:justify-single-word="false"/>
      <style:text-properties fo:font-size="9pt" style:font-size-asian="9pt" style:font-size-complex="9pt"/>
    </style:style>
    <style:style style:name="P122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123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124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125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26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27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28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4446f4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line-height="100%"/>
      <style:text-properties style:font-name="Times New Roman1" fo:font-size="10pt" fo:font-weight="normal" officeooo:paragraph-rsid="004446f4" style:font-size-asian="10pt" style:font-weight-asian="normal" style:font-size-complex="10pt" style:font-weight-complex="normal"/>
    </style:style>
    <style:style style:name="P131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68e615" style:font-size-asian="10pt" style:font-weight-asian="normal" style:font-weight-complex="normal"/>
    </style:style>
    <style:style style:name="P13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3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34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35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36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37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39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40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41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42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43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44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45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46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47" style:family="paragraph" style:parent-style-name="Text_20_body">
      <style:paragraph-properties fo:margin-left="0in" fo:margin-right="0.4811in" fo:line-height="100%" fo:text-indent="0in" style:auto-text-indent="false"/>
    </style:style>
    <style:style style:name="P148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49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50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51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52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53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54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55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56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57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58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59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4c00f8" style:font-size-asian="8pt" style:font-size-complex="8pt"/>
    </style:style>
    <style:style style:name="P160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61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62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63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64" style:family="paragraph" style:parent-style-name="Heading_20_6">
      <style:text-properties fo:font-size="16pt" style:font-size-asian="16pt" style:font-size-complex="16pt"/>
    </style:style>
    <style:style style:name="P165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66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7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8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69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70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71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72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73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74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75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76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77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78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79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80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181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82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83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84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85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86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87" style:family="paragraph" style:parent-style-name="Heading_20_8">
      <style:text-properties officeooo:paragraph-rsid="004396cf"/>
    </style:style>
    <style:style style:name="P188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89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90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91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92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93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94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95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96" style:family="paragraph" style:parent-style-name="Standard" style:master-page-name="Converted6">
      <style:paragraph-properties fo:text-align="justify" style:justify-single-word="false" style:page-number="auto"/>
    </style:style>
    <style:style style:name="P197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198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199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0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20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a3a92"/>
    </style:style>
    <style:style style:name="P202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03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04" style:family="paragraph" style:parent-style-name="footnote_20_text" style:master-page-name="Converted2">
      <style:paragraph-properties fo:text-align="justify" style:justify-single-word="false" style:page-number="auto"/>
    </style:style>
    <style:style style:name="P205" style:family="paragraph" style:parent-style-name="footnote_20_text" style:master-page-name="Converted4">
      <style:paragraph-properties fo:text-align="justify" style:justify-single-word="false" style:page-number="auto"/>
    </style:style>
    <style:style style:name="P206" style:family="paragraph" style:parent-style-name="footnote_20_text" style:master-page-name="Converted8">
      <style:paragraph-properties style:page-number="auto"/>
    </style:style>
    <style:style style:name="P207" style:family="paragraph" style:parent-style-name="footnote_20_text" style:master-page-name="Converted10">
      <style:paragraph-properties style:page-number="auto"/>
    </style:style>
    <style:style style:name="P208" style:family="paragraph" style:parent-style-name="footnote_20_text" style:master-page-name="Converted12">
      <style:paragraph-properties fo:text-align="justify" style:justify-single-word="false" style:page-number="auto"/>
    </style:style>
    <style:style style:name="P209" style:family="paragraph" style:parent-style-name="footnote_20_text" style:master-page-name="Converted14">
      <style:paragraph-properties fo:text-align="justify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12bb2d" style:font-size-asian="12pt" style:font-weight-asian="bold"/>
    </style:style>
    <style:style style:name="T6" style:family="text">
      <style:text-properties fo:font-size="12pt" fo:font-weight="bold" officeooo:rsid="001e5bfe" style:font-size-asian="12pt" style:font-weight-asian="bold"/>
    </style:style>
    <style:style style:name="T7" style:family="text">
      <style:text-properties fo:font-size="12pt" fo:font-weight="bold" officeooo:rsid="002b639e" style:font-size-asian="12pt" style:font-weight-asian="bold"/>
    </style:style>
    <style:style style:name="T8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9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font-size-asian="12pt" style:font-style-asian="italic"/>
    </style:style>
    <style:style style:name="T15" style:family="text">
      <style:text-properties fo:font-size="12pt" fo:font-style="italic" officeooo:rsid="003c32f9" style:font-size-asian="12pt" style:font-style-asian="italic" style:font-style-complex="italic"/>
    </style:style>
    <style:style style:name="T16" style:family="text">
      <style:text-properties fo:font-size="12pt" fo:font-style="italic" officeooo:rsid="0009ade3" style:font-size-asian="12pt" style:font-style-asian="italic" style:font-style-complex="italic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style:font-weight-asian="normal" style:font-weight-complex="bold"/>
    </style:style>
    <style:style style:name="T19" style:family="text">
      <style:text-properties fo:font-weight="normal" officeooo:rsid="001e5bfe" style:font-weight-asian="normal"/>
    </style:style>
    <style:style style:name="T20" style:family="text">
      <style:text-properties fo:font-weight="normal" officeooo:rsid="002e0fe6" style:font-weight-asian="normal" style:font-weight-complex="normal"/>
    </style:style>
    <style:style style:name="T21" style:family="text">
      <style:text-properties style:font-weight-complex="bold"/>
    </style:style>
    <style:style style:name="T22" style:family="text">
      <style:text-properties style:text-position="super 58%" fo:font-size="12pt" style:font-size-asian="12pt"/>
    </style:style>
    <style:style style:name="T23" style:family="text">
      <style:text-properties fo:font-size="8pt" style:font-size-asian="8pt"/>
    </style:style>
    <style:style style:name="T24" style:family="text">
      <style:text-properties fo:font-size="8pt" officeooo:rsid="000b3b24" style:font-size-asian="8pt"/>
    </style:style>
    <style:style style:name="T25" style:family="text">
      <style:text-properties style:font-name="Symbol"/>
    </style:style>
    <style:style style:name="T26" style:family="text">
      <style:text-properties style:font-name="Symbol" style:font-name-asian="Symbol1" style:font-name-complex="Symbol1"/>
    </style:style>
    <style:style style:name="T27" style:family="text">
      <style:text-properties style:font-name="Symbol" fo:font-size="8pt" style:font-size-asian="8pt"/>
    </style:style>
    <style:style style:name="T28" style:family="text">
      <style:text-properties style:font-name="Symbol" fo:font-size="8pt" style:font-name-asian="Symbol1" style:font-size-asian="8pt" style:font-name-complex="Symbol1" style:font-size-complex="8pt"/>
    </style:style>
    <style:style style:name="T29" style:family="text">
      <style:text-properties style:font-name="Symbol" fo:font-size="12pt" fo:font-weight="bold" style:font-size-asian="12pt" style:font-weight-asian="bold"/>
    </style:style>
    <style:style style:name="T30" style:family="text">
      <style:text-properties fo:font-size="9pt" style:font-size-asian="9pt"/>
    </style:style>
    <style:style style:name="T31" style:family="text">
      <style:text-properties fo:font-size="9pt" fo:language="en" fo:country="US" style:font-size-asian="9pt"/>
    </style:style>
    <style:style style:name="T32" style:family="text">
      <style:text-properties officeooo:rsid="0009ade3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9ade3" style:font-weight-asian="bold" style:font-weight-complex="bold"/>
    </style:style>
    <style:style style:name="T35" style:family="text">
      <style:text-properties fo:font-weight="bold" officeooo:rsid="002e0fe6" style:font-weight-asian="bold" style:font-weight-complex="bold"/>
    </style:style>
    <style:style style:name="T36" style:family="text">
      <style:text-properties fo:font-weight="bold" officeooo:rsid="002f1e4e" style:font-weight-asian="bold" style:font-weight-complex="bold"/>
    </style:style>
    <style:style style:name="T37" style:family="text">
      <style:text-properties fo:font-weight="bold" officeooo:rsid="0030a931" style:font-weight-asian="bold" style:font-weight-complex="bold"/>
    </style:style>
    <style:style style:name="T38" style:family="text">
      <style:text-properties fo:font-weight="bold" officeooo:rsid="002b2889" style:font-weight-asian="bold" style:font-weight-complex="bold"/>
    </style:style>
    <style:style style:name="T39" style:family="text">
      <style:text-properties fo:font-weight="bold" officeooo:rsid="002b639e" style:font-weight-asian="bold" style:font-weight-complex="bold"/>
    </style:style>
    <style:style style:name="T40" style:family="text">
      <style:text-properties fo:font-weight="bold" officeooo:rsid="00324b22" style:font-weight-asian="bold" style:font-weight-complex="bold"/>
    </style:style>
    <style:style style:name="T41" style:family="text">
      <style:text-properties fo:font-weight="bold" officeooo:rsid="002941bc" style:font-weight-asian="bold" style:font-weight-complex="bold"/>
    </style:style>
    <style:style style:name="T42" style:family="text">
      <style:text-properties fo:font-weight="bold" style:font-weight-asian="bold" style:font-size-complex="10pt" style:font-weight-complex="bold"/>
    </style:style>
    <style:style style:name="T43" style:family="text">
      <style:text-properties officeooo:rsid="001a1dcf"/>
    </style:style>
    <style:style style:name="T44" style:family="text">
      <style:text-properties officeooo:rsid="00279cb6"/>
    </style:style>
    <style:style style:name="T45" style:family="text">
      <style:text-properties style:use-window-font-color="true" style:font-name="Times New Roman1" fo:font-size="7pt" style:font-size-asian="7pt" style:font-size-complex="7pt"/>
    </style:style>
    <style:style style:name="T46" style:family="text">
      <style:text-properties style:use-window-font-color="true" style:font-name="Times New Roman1" fo:font-size="7pt" officeooo:rsid="00117abc" style:font-size-asian="7pt" style:font-size-complex="7pt"/>
    </style:style>
    <style:style style:name="T47" style:family="text">
      <style:text-properties style:use-window-font-color="true" style:font-name="Times New Roman1" fo:font-size="7pt" officeooo:rsid="005b3002" style:font-size-asian="7pt" style:font-size-complex="7pt"/>
    </style:style>
    <style:style style:name="T48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officeooo:rsid="00135ec1"/>
    </style:style>
    <style:style style:name="T51" style:family="text">
      <style:text-properties officeooo:rsid="00177015"/>
    </style:style>
    <style:style style:name="T52" style:family="text">
      <style:text-properties fo:color="#000000" style:font-name="Times New Roman" fo:language="ru" fo:country="RU" officeooo:rsid="00145d4f" style:font-name-asian="Arial1" style:font-name-complex="Times New Roman"/>
    </style:style>
    <style:style style:name="T53" style:family="text">
      <style:text-properties fo:color="#000000" style:font-name="Times New Roman" fo:language="ru" fo:country="RU" officeooo:rsid="005d0f97" style:font-name-asian="Arial1" style:font-name-complex="Times New Roman"/>
    </style:style>
    <style:style style:name="T54" style:family="text">
      <style:text-properties fo:color="#000000" style:font-name="Times New Roman" fo:font-size="7pt" fo:language="ru" fo:country="RU" officeooo:rsid="001a1dcf" style:font-name-asian="Arial1" style:font-size-asian="7pt" style:font-name-complex="Times New Roman" style:font-size-complex="7pt"/>
    </style:style>
    <style:style style:name="T55" style:family="text">
      <style:text-properties fo:color="#000000" style:font-name="Times New Roman" fo:font-size="7pt" fo:language="ru" fo:country="RU" officeooo:rsid="005a4355" style:font-name-asian="Arial1" style:font-size-asian="7pt" style:font-name-complex="Times New Roman" style:font-size-complex="7pt"/>
    </style:style>
    <style:style style:name="T56" style:family="text">
      <style:text-properties fo:color="#000000" officeooo:rsid="001bfa4e" style:font-name-asian="Arial1" style:font-name-complex="Times New Roman"/>
    </style:style>
    <style:style style:name="T57" style:family="text">
      <style:text-properties officeooo:rsid="00159365"/>
    </style:style>
    <style:style style:name="T58" style:family="text">
      <style:text-properties officeooo:rsid="00199452"/>
    </style:style>
    <style:style style:name="T59" style:family="text">
      <style:text-properties fo:font-variant="normal" fo:text-transform="none" fo:font-style="normal"/>
    </style:style>
    <style:style style:name="T60" style:family="text">
      <style:text-properties fo:font-variant="normal" fo:text-transform="none" fo:font-style="normal" officeooo:rsid="001bfa4e"/>
    </style:style>
    <style:style style:name="T61" style:family="text">
      <style:text-properties fo:font-variant="normal" fo:text-transform="none" fo:font-style="normal" officeooo:rsid="001fcb77"/>
    </style:style>
    <style:style style:name="T62" style:family="text">
      <style:text-properties fo:font-variant="normal" fo:text-transform="none" fo:font-style="normal" officeooo:rsid="001de082"/>
    </style:style>
    <style:style style:name="T63" style:family="text">
      <style:text-properties fo:font-variant="normal" fo:text-transform="none" fo:color="#000000" fo:font-style="normal" style:font-name-asian="Arial1" style:font-name-complex="Times New Roman"/>
    </style:style>
    <style:style style:name="T64" style:family="text">
      <style:text-properties fo:font-variant="normal" fo:text-transform="none" fo:color="#000000" fo:font-style="normal" officeooo:rsid="001fcb77" style:font-name-asian="Arial1" style:font-name-complex="Times New Roman"/>
    </style:style>
    <style:style style:name="T65" style:family="text">
      <style:text-properties fo:font-variant="normal" fo:text-transform="none" fo:color="#000000" fo:font-style="normal" officeooo:rsid="001bfa4e" style:font-name-asian="Arial1" style:font-name-complex="Times New Roman"/>
    </style:style>
    <style:style style:name="T66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1" style:font-size-asian="8pt" style:font-name-complex="Times New Roman" style:font-size-complex="8pt"/>
    </style:style>
    <style:style style:name="T67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1" style:font-size-asian="8pt" style:font-name-complex="Times New Roman" style:font-size-complex="8pt"/>
    </style:style>
    <style:style style:name="T68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69" style:family="text">
      <style:text-properties fo:font-variant="normal" fo:text-transform="none" fo:letter-spacing="normal" fo:font-style="normal" fo:font-weight="normal" officeooo:rsid="00202246" style:font-name-asian="Arial1" style:font-name-complex="Times New Roman"/>
    </style:style>
    <style:style style:name="T70" style:family="text">
      <style:text-properties fo:font-variant="normal" fo:text-transform="none" fo:letter-spacing="normal" fo:font-style="normal" fo:font-weight="normal" officeooo:rsid="00221232" style:font-name-asian="Arial1" style:font-name-complex="Times New Roman"/>
    </style:style>
    <style:style style:name="T71" style:family="text">
      <style:text-properties fo:font-variant="normal" fo:text-transform="none" fo:letter-spacing="normal" fo:font-style="normal" fo:font-weight="normal" officeooo:rsid="001f1d92" style:font-name-asian="Arial1" style:font-name-complex="Times New Roman"/>
    </style:style>
    <style:style style:name="T72" style:family="text">
      <style:text-properties fo:font-variant="normal" fo:text-transform="none" fo:letter-spacing="normal" fo:font-style="normal" fo:font-weight="normal" officeooo:rsid="0021ed2a" style:font-name-asian="Arial1" style:font-name-complex="Times New Roman"/>
    </style:style>
    <style:style style:name="T73" style:family="text">
      <style:text-properties fo:font-variant="normal" fo:text-transform="none" fo:letter-spacing="normal" fo:font-style="normal" fo:font-weight="normal" officeooo:rsid="002321e1" style:font-name-asian="Arial1" style:font-name-complex="Times New Roman"/>
    </style:style>
    <style:style style:name="T74" style:family="text">
      <style:text-properties fo:font-variant="normal" fo:text-transform="none" fo:letter-spacing="normal" fo:font-style="normal" fo:font-weight="normal" officeooo:rsid="00278f54" style:font-name-asian="Arial1" style:font-name-complex="Times New Roman"/>
    </style:style>
    <style:style style:name="T75" style:family="text">
      <style:text-properties fo:font-variant="normal" fo:text-transform="none" fo:letter-spacing="normal" fo:font-style="normal" fo:font-weight="normal" officeooo:rsid="00287776" style:font-name-asian="Arial1" style:font-name-complex="Times New Roman"/>
    </style:style>
    <style:style style:name="T76" style:family="text">
      <style:text-properties fo:font-variant="normal" fo:text-transform="none" fo:letter-spacing="normal" fo:font-style="normal" fo:font-weight="normal" officeooo:rsid="00202246"/>
    </style:style>
    <style:style style:name="T77" style:family="text">
      <style:text-properties fo:font-variant="normal" fo:text-transform="none" fo:letter-spacing="normal" fo:font-style="normal" fo:font-weight="normal" officeooo:rsid="00221232"/>
    </style:style>
    <style:style style:name="T78" style:family="text">
      <style:text-properties fo:font-variant="normal" fo:text-transform="none" fo:letter-spacing="normal" fo:font-style="normal" fo:font-weight="normal" officeooo:rsid="0020a197"/>
    </style:style>
    <style:style style:name="T79" style:family="text">
      <style:text-properties fo:font-variant="normal" fo:text-transform="none" fo:letter-spacing="normal" fo:font-style="normal" fo:font-weight="normal" officeooo:rsid="0026c6c4"/>
    </style:style>
    <style:style style:name="T80" style:family="text">
      <style:text-properties fo:font-variant="normal" fo:text-transform="none" fo:letter-spacing="normal" fo:font-style="normal" fo:font-weight="bold" officeooo:rsid="001fcb77" style:font-name-asian="Arial1" style:font-weight-asian="bold" style:font-name-complex="Times New Roman" style:font-weight-complex="bold"/>
    </style:style>
    <style:style style:name="T81" style:family="text">
      <style:text-properties fo:font-variant="normal" fo:text-transform="none" style:font-name="Times new roman" fo:letter-spacing="normal" fo:font-style="normal" fo:font-weight="normal"/>
    </style:style>
    <style:style style:name="T82" style:family="text">
      <style:text-properties fo:font-variant="normal" fo:text-transform="none" style:font-name="Times New Roman1" fo:letter-spacing="normal" fo:font-style="normal" fo:font-weight="normal"/>
    </style:style>
    <style:style style:name="T83" style:family="text">
      <style:text-properties officeooo:rsid="001de082"/>
    </style:style>
    <style:style style:name="T84" style:family="text">
      <style:text-properties officeooo:rsid="001fcb77" style:font-name-asian="Arial1" style:font-name-complex="Times New Roman"/>
    </style:style>
    <style:style style:name="T85" style:family="text">
      <style:text-properties officeooo:rsid="00287efe"/>
    </style:style>
    <style:style style:name="T86" style:family="text">
      <style:text-properties officeooo:rsid="00244eea"/>
    </style:style>
    <style:style style:name="T87" style:family="text">
      <style:text-properties officeooo:rsid="002544ac"/>
    </style:style>
    <style:style style:name="T88" style:family="text">
      <style:text-properties officeooo:rsid="0026c6c4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26c6c4" style:font-style-asian="italic" style:font-style-complex="italic"/>
    </style:style>
    <style:style style:name="T93" style:family="text">
      <style:text-properties fo:font-style="italic" officeooo:rsid="002e0fe6" style:font-style-asian="italic" style:font-style-complex="italic"/>
    </style:style>
    <style:style style:name="T94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95" style:family="text">
      <style:text-properties officeooo:rsid="002941bc"/>
    </style:style>
    <style:style style:name="T96" style:family="text">
      <style:text-properties officeooo:rsid="0029bdef"/>
    </style:style>
    <style:style style:name="T97" style:family="text">
      <style:text-properties officeooo:rsid="002b639e"/>
    </style:style>
    <style:style style:name="T98" style:family="text">
      <style:text-properties officeooo:rsid="002e0fe6"/>
    </style:style>
    <style:style style:name="T99" style:family="text">
      <style:text-properties officeooo:rsid="002b2889"/>
    </style:style>
    <style:style style:name="T100" style:family="text">
      <style:text-properties officeooo:rsid="0030d10d"/>
    </style:style>
    <style:style style:name="T101" style:family="text">
      <style:text-properties style:font-size-complex="10pt"/>
    </style:style>
    <style:style style:name="T102" style:family="text">
      <style:text-properties officeooo:rsid="0068e615" style:font-size-complex="10pt"/>
    </style:style>
    <style:style style:name="T103" style:family="text">
      <style:text-properties officeooo:rsid="0032ad25"/>
    </style:style>
    <style:style style:name="T104" style:family="text">
      <style:text-properties officeooo:rsid="00364670"/>
    </style:style>
    <style:style style:name="T105" style:family="text">
      <style:text-properties style:font-name="Times New Roman1" fo:font-size="12pt" style:font-size-asian="12pt" style:font-size-complex="12pt"/>
    </style:style>
    <style:style style:name="T106" style:family="text">
      <style:text-properties style:font-name="Times New Roman1" fo:font-size="12pt" officeooo:rsid="002b639e" style:font-size-asian="12pt" style:font-size-complex="12pt"/>
    </style:style>
    <style:style style:name="T107" style:family="text">
      <style:text-properties officeooo:rsid="00324b22"/>
    </style:style>
    <style:style style:name="T108" style:family="text">
      <style:text-properties officeooo:rsid="00563dc6"/>
    </style:style>
    <style:style style:name="T109" style:family="text">
      <style:text-properties fo:language="ru" fo:country="RU" officeooo:rsid="0018939d" style:font-name-asian="Arial1" style:font-name-complex="Times New Roman"/>
    </style:style>
    <style:style style:name="T110" style:family="text">
      <style:text-properties fo:language="ru" fo:country="RU" officeooo:rsid="00159365" style:font-name-asian="Arial1" style:font-name-complex="Times New Roman"/>
    </style:style>
    <style:style style:name="T111" style:family="text">
      <style:text-properties fo:language="ru" fo:country="RU" officeooo:rsid="005a4355" style:font-name-asian="Arial1" style:font-name-complex="Times New Roman"/>
    </style:style>
    <style:style style:name="T112" style:family="text">
      <style:text-properties fo:language="ru" fo:country="RU" officeooo:rsid="001bfa4e" style:font-name-asian="Arial1" style:font-name-complex="Times New Roman"/>
    </style:style>
    <style:style style:name="T113" style:family="text">
      <style:text-properties fo:language="ru" fo:country="RU" officeooo:rsid="0066412e" style:font-name-asian="Arial1" style:font-name-complex="Times New Roman"/>
    </style:style>
    <style:style style:name="T114" style:family="text">
      <style:text-properties officeooo:rsid="000b3b24"/>
    </style:style>
    <style:style style:name="T115" style:family="text">
      <style:text-properties officeooo:rsid="006a3a92" style:font-size-asian="12pt"/>
    </style:style>
    <style:style style:name="T116" style:family="text">
      <style:text-properties officeooo:rsid="006c0855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5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64" text:outline-level="6">МАРШРУТНАЯ КНИЖКА № _______</text:h>
        <text:p text:style-name="P20"/>
        <text:h text:style-name="P164" text:outline-level="6">ТУРИСТСКОГО СПОРТИВНОГО ПОХОДА</text:h>
        <text:p text:style-name="P21"/>
        <text:p text:style-name="P21"/>
        <text:p text:style-name="P21"/>
        <text:p text:style-name="P21"/>
        <text:p text:style-name="P21"/>
        <text:p text:style-name="P21"/>
        <text:p text:style-name="P25">Маршрутная книжка, не заверенная штампом</text:p>
        <text:p text:style-name="P25">маршрутно – квалификационной комиссии,</text:p>
        <text:p text:style-name="P25">недействительна</text:p>
        <text:p text:style-name="P138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174"/>
        <text:p text:style-name="P174">1. Общие сведения</text:p>
        <text:p text:style-name="P22"/>
        <text:p text:style-name="P26"><text:span text:style-name="T1">Группа туристов </text:span><text:span text:style-name="T13">Горного Турклуба МГУ</text:span></text:p>
        <text:p text:style-name="P26"><text:span text:style-name="T1">в составе </text:span><text:span text:style-name="T9">10</text:span><text:span text:style-name="T1"> человек совершает с «</text:span><text:span text:style-name="T8">3</text:span><text:span text:style-name="T1">» </text:span><text:span text:style-name="T8">августа</text:span><text:span text:style-name="T1"> <text:s/>по «</text:span><text:span text:style-name="T8">17</text:span><text:span text:style-name="T1">» </text:span><text:span text:style-name="T8">августа 2019</text:span><text:span text:style-name="T1"> г. </text:span><text:span text:style-name="T8">горный</text:span><text:span text:style-name="T1"> поход </text:span><text:span text:style-name="T8">первой</text:span><text:span text:style-name="T11"> к.</text:span><text:span text:style-name="T12">с. </text:span><text:span text:style-name="T13">с элементами </text:span><text:span text:style-name="T12">второй к.с.</text:span><text:span text:style-name="T3"> по </text:span><text:span text:style-name="T15">Центральному Кавказу</text:span><text:span text:style-name="T3"> (</text:span><text:span text:style-name="T8">Приэльбрусье</text:span><text:span text:style-name="T10">)</text:span><text:span text:style-name="T14"> </text:span><text:span text:style-name="T1">по маршруту:</text:span></text:p>
        <text:p text:style-name="P28"><text:span text:style-name="T33">Нитка маршрута</text:span>: <text:span text:style-name="T87">пос. Верхний Баксан — дол. р. Кыртык — дол. р. Субаши — пер. </text:span>Джикаугенкез <text:span text:style-name="T87">(1А, 3552) — дол. р. Султан-Тары-Су — поляна Эммануэля — дол. р. Кызылкол — пер. Балк-Баши (1А, 3691) 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оз. Эльбрусское — станция Кругозор — поляна Азау — пос. Терскол</text:span></text:p>
        <text:p text:style-name="P27"/>
        <text:p text:style-name="P26"><text:span text:style-name="T1">Руководитель учреждения: </text:span><text:span text:style-name="T16">Зеленцов Д. Ю.</text:span><text:span text:style-name="T1"> ( <text:s text:c="31"/>)</text:span></text:p>
        <text:p text:style-name="P152">МП</text:p>
        <text:p text:style-name="P29"/>
        <text:h text:style-name="P85" text:outline-level="9">Руководитель группы <text:span text:style-name="T34">Вельтищев М.Н</text:span><text:span text:style-name="T32">.</text:span> тел. <text:span text:style-name="T34">+7 (915) 068-61-86</text:span></text:h>
        <text:p text:style-name="P153">( Фамилия, И., О. )</text:p>
        <text:p text:style-name="P39"/>
        <text:p text:style-name="P30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2"/>
              <text:p text:style-name="P132">№№</text:p>
              <text:p text:style-name="P132">п/п</text:p>
              <text:p text:style-name="P132"/>
            </table:table-cell>
            <table:table-cell table:style-name="Table1.B1" office:value-type="string">
              <text:p text:style-name="P132"/>
              <text:p text:style-name="P132">Фамилия, имя, отчество</text:p>
              <text:p text:style-name="P132"/>
              <text:p text:style-name="P132"/>
            </table:table-cell>
            <table:table-cell table:style-name="Table1.B1" office:value-type="string">
              <text:p text:style-name="P132"/>
              <text:p text:style-name="P133"><text:span text:style-name="T24">Дата</text:span><text:span text:style-name="T23"> </text:span></text:p>
              <text:p text:style-name="P132">рождения</text:p>
              <text:p text:style-name="P132"/>
            </table:table-cell>
            <table:table-cell table:style-name="Table1.D1" office:value-type="string">
              <text:p text:style-name="P132"/>
              <text:p text:style-name="P132">Место работы </text:p>
              <text:p text:style-name="P132">(должность, телефон.)</text:p>
              <text:p text:style-name="P132"/>
            </table:table-cell>
          </table:table-row>
          <table:table-row table:style-name="Table1.2">
            <table:table-cell table:style-name="Table1.A1" office:value-type="string">
              <text:p text:style-name="P101">1</text:p>
            </table:table-cell>
            <table:table-cell table:style-name="Table1.B1" office:value-type="string">
              <text:p text:style-name="P74">Вельтищев Михаил Николаевич</text:p>
            </table:table-cell>
            <table:table-cell table:style-name="Table1.B1" office:value-type="string">
              <text:p text:style-name="P73">15.12.1984</text:p>
            </table:table-cell>
            <table:table-cell table:style-name="Table1.D1" office:value-type="string">
              <text:p text:style-name="P62">ООО “Яндекс.<text:span text:style-name="T43">Технологии</text:span>”, 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101">2</text:p>
            </table:table-cell>
            <table:table-cell table:style-name="Table1.B1" office:value-type="string">
              <text:p text:style-name="P65">Антипин Владимир Владимирович</text:p>
            </table:table-cell>
            <table:table-cell table:style-name="Table1.B1" office:value-type="string">
              <text:p text:style-name="P72">15.06.1994</text:p>
            </table:table-cell>
            <table:table-cell table:style-name="Table1.D1" office:value-type="string">
              <text:p text:style-name="P62">РГУ им. А.Н.Косыгина, студент</text:p>
            </table:table-cell>
          </table:table-row>
          <table:table-row table:style-name="Table1.3">
            <table:table-cell table:style-name="Table1.A1" office:value-type="string">
              <text:p text:style-name="P101">3</text:p>
            </table:table-cell>
            <table:table-cell table:style-name="Table1.B1" office:value-type="string">
              <text:p text:style-name="P71">Афонина Екатерина Михайловна</text:p>
            </table:table-cell>
            <table:table-cell table:style-name="Table1.B1" office:value-type="string">
              <text:p text:style-name="P53">04.10.1979</text:p>
            </table:table-cell>
            <table:table-cell table:style-name="Table1.D1" office:value-type="string">
              <text:p text:style-name="P58">ООО “<text:span text:style-name="T50">Рестораторс</text:span>”, <text:span text:style-name="T50">глав. </text:span>бухгалтер</text:p>
            </table:table-cell>
          </table:table-row>
          <table:table-row table:style-name="Table1.3">
            <table:table-cell table:style-name="Table1.A1" office:value-type="string">
              <text:p text:style-name="P101">4</text:p>
            </table:table-cell>
            <table:table-cell table:style-name="Table1.B1" office:value-type="string">
              <text:p text:style-name="P66">Дзебисашвили Анна Александровна</text:p>
            </table:table-cell>
            <table:table-cell table:style-name="Table1.B1" office:value-type="string">
              <text:p text:style-name="P54">24.03.1995</text:p>
            </table:table-cell>
            <table:table-cell table:style-name="Table1.D1" office:value-type="string">
              <text:p text:style-name="P59">РНИМУ им. Пирогова, студент</text:p>
            </table:table-cell>
          </table:table-row>
          <table:table-row table:style-name="Table1.6">
            <table:table-cell table:style-name="Table1.A1" office:value-type="string">
              <text:p text:style-name="P101">5</text:p>
            </table:table-cell>
            <table:table-cell table:style-name="Table1.B1" office:value-type="string">
              <text:p text:style-name="P67">Колотова Дарья Евгеньевна</text:p>
            </table:table-cell>
            <table:table-cell table:style-name="Table1.B1" office:value-type="string">
              <text:p text:style-name="P55">14.11.1995</text:p>
            </table:table-cell>
            <table:table-cell table:style-name="Table1.D1" office:value-type="string">
              <text:p text:style-name="P60">МГУ им. М.В.Ломоносова, Биологический ф-т, студент</text:p>
            </table:table-cell>
          </table:table-row>
          <table:table-row table:style-name="Table1.3">
            <table:table-cell table:style-name="Table1.A1" office:value-type="string">
              <text:p text:style-name="P101">6</text:p>
            </table:table-cell>
            <table:table-cell table:style-name="Table1.B1" office:value-type="string">
              <text:p text:style-name="P68">Миронова Екатерина Андреевна</text:p>
            </table:table-cell>
            <table:table-cell table:style-name="Table1.B1" office:value-type="string">
              <text:p text:style-name="P55">21.03.1999</text:p>
            </table:table-cell>
            <table:table-cell table:style-name="Table1.D1" office:value-type="string">
              <text:p text:style-name="P60">МГУ им. М.В.Ломоносова, ф-т биоинженерии и биоинформатики, студент</text:p>
            </table:table-cell>
          </table:table-row>
          <table:table-row table:style-name="Table1.3">
            <table:table-cell table:style-name="Table1.A1" office:value-type="string">
              <text:p text:style-name="P101">7</text:p>
            </table:table-cell>
            <table:table-cell table:style-name="Table1.B1" office:value-type="string">
              <text:p text:style-name="P68">Титченко Николай Андреевич</text:p>
            </table:table-cell>
            <table:table-cell table:style-name="Table1.B1" office:value-type="string">
              <text:p text:style-name="P55">22.09.1997</text:p>
            </table:table-cell>
            <table:table-cell table:style-name="Table1.D1" office:value-type="string">
              <text:p text:style-name="P60">РХТУ имени Д.И. Менделеева, студент</text:p>
            </table:table-cell>
          </table:table-row>
          <table:table-row table:style-name="Table1.3">
            <table:table-cell table:style-name="Table1.A1" office:value-type="string">
              <text:p text:style-name="P101">8</text:p>
            </table:table-cell>
            <table:table-cell table:style-name="Table1.B1" office:value-type="string">
              <text:p text:style-name="P69">Цимбалов Юрий Александрович</text:p>
            </table:table-cell>
            <table:table-cell table:style-name="Table1.B1" office:value-type="string">
              <text:p text:style-name="P56">15.12.1989</text:p>
            </table:table-cell>
            <table:table-cell table:style-name="Table1.D1" office:value-type="string">
              <text:p text:style-name="P61">Ц<text:span text:style-name="T44">ПМ</text:span>, 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101">9</text:p>
            </table:table-cell>
            <table:table-cell table:style-name="Table1.B1" office:value-type="string">
              <text:p text:style-name="P70">Черемисина Светлана Валерьевна</text:p>
            </table:table-cell>
            <table:table-cell table:style-name="Table1.B1" office:value-type="string">
              <text:p text:style-name="P57">13.05.1984</text:p>
            </table:table-cell>
            <table:table-cell table:style-name="Table1.D1" office:value-type="string">
              <text:p text:style-name="P61">ООО "Яндекс.Технологии", специалист</text:p>
            </table:table-cell>
          </table:table-row>
          <table:table-row table:style-name="Table1.3">
            <table:table-cell table:style-name="Table1.A1" office:value-type="string">
              <text:p text:style-name="P101">10</text:p>
            </table:table-cell>
            <table:table-cell table:style-name="Table1.B1" office:value-type="string">
              <text:p text:style-name="P68">Янеева Юлия <text:span text:style-name="T43">Владимировна</text:span></text:p>
            </table:table-cell>
            <table:table-cell table:style-name="Table1.B1" office:value-type="string">
              <text:p text:style-name="P56">17.03.1983</text:p>
            </table:table-cell>
            <table:table-cell table:style-name="Table1.D1" office:value-type="string">
              <text:p text:style-name="P61">ФГУП МИА "Россия сегодня", старший инженер</text:p>
            </table:table-cell>
          </table:table-row>
        </table:table>
        <text:p text:style-name="P144">Соответствие сведений о туристском и перевальном опыте руководителя и участников похода согласно справкам о зачете похода проверил<text:span text:style-name="T25"><text:note text:id="ftn1" text:note-class="footnote"><text:note-citation text:label=""></text:note-citation><text:note-body><text:p text:style-name="P204"><text:span text:style-name="footnote_20_reference"><text:span text:style-name="T26"></text:span></text:span><text:span text:style-name="T30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43"/>
        <text:p text:style-name="P145">Член МКК _______________________ ( <text:span text:style-name="T114">Зеленцов Д.Ю. </text:span>)</text:p>
        <text:p text:style-name="P194">(подпись) <text:tab/><text:tab/><text:tab/><text:tab/><text:tab/><text:tab/><text:tab/><text:tab/> (Фамилия И.,О.)</text:p>
        <text:p text:style-name="P158">Особые указания: ____________________________________________</text:p>
        <text:p text:style-name="P44">_______________________________________________________</text:p>
        <text:p text:style-name="P146">Срок сдачи отчета о походе до «___» _______ 20___ г. в объеме</text:p>
        <text:p text:style-name="P121">_________________________________________________________</text:p>
        <text:p text:style-name="P146">Группа обязана направить сообщение по форме 6–Тур заказным</text:p>
        <text:p text:style-name="P193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87">Домашний адрес и телефон</text:p>
              </table:table-cell>
              <table:table-cell table:style-name="Table2.B1" office:value-type="string">
                <text:p text:style-name="P184"><text:span text:style-name="T23">Туристская подготовка</text:span><text:span text:style-name="T23"><text:note text:id="ftn2" text:note-class="footnote"><text:note-citation text:label=""></text:note-citation><text:note-body><text:p text:style-name="P205"><text:span text:style-name="footnote_20_reference"><text:span text:style-name="T26"></text:span></text:span><text:span text:style-name="T30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65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87"><text:span text:style-name="T108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87">Обязанности<text:line-break/>в группе</text:p>
              </table:table-cell>
              <table:table-cell table:style-name="Table2.D1" office:value-type="string">
                <text:p text:style-name="P148"><text:span text:style-name="T23">Роспись в знании Правил</text:span><text:span text:style-name="T27"><text:note text:id="ftn3" text:note-class="footnote"><text:note-citation text:label=""></text:note-citation><text:note-body><text:p text:style-name="P196"><text:span text:style-name="footnote_20_reference"><text:span text:style-name="T26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8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12"><text:span text:style-name="T45">Мичуринский пр-т, </text:span><text:span text:style-name="T48">Олимпийская</text:span><text:span text:style-name="T45"> дер., 18-130, </text:span><text:a xlink:type="simple" xlink:href="mailto:dichlofos-mv@yandex.ru" text:style-name="Internet_20_link" text:visited-style-name="Visited_20_Internet_20_Link"><text:span text:style-name="T49">dichlofos-mv@yandex.ru</text:span></text:a><text:span text:style-name="T46">, 9150686186, </text:span><text:span text:style-name="T47">род. 9268267945</text:span></text:p>
            </table:table-cell>
            <table:table-cell table:style-name="Table2.B1" office:value-type="string">
              <text:p text:style-name="P5">3 <text:span text:style-name="T50">с эл. 4</text:span> ГУ (Памир), <text:span text:style-name="T50">2018, 2Б (пер. Дарапиоз)</text:span></text:p>
            </table:table-cell>
            <table:table-cell table:style-name="Table2.B1" office:value-type="string">
              <text:p text:style-name="P159">Руководитель, финансист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6">Иван обл., г. Шуя, ул. Свердлова 38А-112, antipin37@gmail.com, 9774930224,</text:p>
            </table:table-cell>
            <table:table-cell table:style-name="Table2.B1" office:value-type="string">
              <text:p text:style-name="P6">1ГУ (Архыз), <text:span text:style-name="T50">2018</text:span></text:p>
            </table:table-cell>
            <table:table-cell table:style-name="Table2.B1" office:value-type="string">
              <text:p text:style-name="P89">Газовщик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13"><text:span text:style-name="T52">Москва, ул. Б.Косинская, 16к1-141, </text:span>9169125096<text:span text:style-name="T52">, </text:span><text:span text:style-name="T53">род </text:span></text:p>
            </table:table-cell>
            <table:table-cell table:style-name="Table2.B1" office:value-type="string">
              <text:p text:style-name="P114">ПВД</text:p>
            </table:table-cell>
            <table:table-cell table:style-name="Table2.B1" office:value-type="string">
              <text:p text:style-name="P89">Бюрократ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7"><text:span text:style-name="T51">Москва, ул. Авангардная, 18-63, </text:span><text:a xlink:type="simple" xlink:href="mailto:sir.jungleman@gmail.com" text:style-name="Internet_20_link" text:visited-style-name="Visited_20_Internet_20_Link">sir.jungleman@gmail.com</text:a>, 9060697365, 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89">Медик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6">
            <table:table-cell table:style-name="Table2.A1" office:value-type="string">
              <text:p text:style-name="P8"><text:span text:style-name="T51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57">9152962743, род. </text:span>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89">Снаряженец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7">
            <table:table-cell table:style-name="Table2.A1" office:value-type="string">
              <text:p text:style-name="P9">Московская обл., г. Электросталь, б<text:span text:style-name="T58">ул </text:span>60-летия Победы, д. 4Б, кв. 4, mimiroha@mail.ru +79261776578,</text:p>
              <text:p text:style-name="P10">род. 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89">Завхоз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11"><text:span text:style-name="T109">Челяб. обл, г. Озерск, ул. Бажова 22-11, </text:span><text:a xlink:type="simple" xlink:href="mailto:nick220997@mail.ru" text:style-name="Internet_20_link" text:visited-style-name="Visited_20_Internet_20_Link">nick220997@mail.ru</text:a><text:span text:style-name="T110">, 9772770868, </text:span><text:span text:style-name="T111">род. </text:span><text:span text:style-name="T81">9080948798</text:span></text:p>
            </table:table-cell>
            <table:table-cell table:style-name="Table2.B1" office:value-type="string">
              <text:p text:style-name="P115">ПВД</text:p>
            </table:table-cell>
            <table:table-cell table:style-name="Table2.B1" office:value-type="string">
              <text:p text:style-name="P89">Реммастер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19"><text:span text:style-name="T54">Москва, ул. Люблинская, 124-85, yura.tsts@gmail.com, 9686122855, </text:span><text:span text:style-name="T55">род. </text:span><text:span text:style-name="T49">4953492081</text:span></text:p>
            </table:table-cell>
            <table:table-cell table:style-name="Table2.B1" office:value-type="string">
              <text:p text:style-name="P115">4 ГУ (Памир), 2018,</text:p>
              <text:p text:style-name="P117">2Б (пер. 60-летия Октября)</text:p>
            </table:table-cell>
            <table:table-cell table:style-name="Table2.B1" office:value-type="string">
              <text:p text:style-name="P89">Зам. руководителя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63">МО. г.Химки, ул. Юннатов, 11-184, cheremisinasv@mail.ru, 9164265060,</text:p>
              <text:p text:style-name="P64">род.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89">Эколог</text:p>
            </table:table-cell>
            <table:table-cell table:style-name="Table2.D1" office:value-type="string">
              <text:p text:style-name="P104"/>
            </table:table-cell>
          </table:table-row>
          <table:table-row table:style-name="Table2.3">
            <table:table-cell table:style-name="Table2.A1" office:value-type="string">
              <text:p text:style-name="P11"><text:span text:style-name="T112">Москва, ул. Маршала Савицкого, 28к1-117, blackmamba05@yandex.ru, 9151156762, </text:span><text:span text:style-name="T113">род </text:span><text:span text:style-name="T82">9154030671</text:span></text:p>
            </table:table-cell>
            <table:table-cell table:style-name="Table2.B1" office:value-type="string">
              <text:p text:style-name="P116">ПВД</text:p>
            </table:table-cell>
            <table:table-cell table:style-name="Table2.B1" office:value-type="string">
              <text:p text:style-name="P89">Хронометрист</text:p>
            </table:table-cell>
            <table:table-cell table:style-name="Table2.D1" office:value-type="string">
              <text:p text:style-name="P104"/>
            </table:table-cell>
          </table:table-row>
        </table:table>
        <text:p text:style-name="P45"/>
        <text:p text:style-name="P33"><text:span text:style-name="T4">3.</text:span><text:span text:style-name="T6">1</text:span><text:span text:style-name="T4"> План похода (заявленный)</text:span><text:span text:style-name="T29"><text:note text:id="ftn4" text:note-class="footnote"><text:note-citation text:label=""></text:note-citation><text:note-body><text:p text:style-name="P206"><text:span text:style-name="footnote_20_reference"><text:span text:style-name="T26"></text:span></text:span><text:span text:style-name="T30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80">Даты</text:p>
            </table:table-cell>
            <table:table-cell table:style-name="Table7.A1" office:value-type="string">
              <text:p text:style-name="P75">Дни пути</text:p>
            </table:table-cell>
            <table:table-cell table:style-name="Table7.A1" office:value-type="string">
              <text:p text:style-name="P180">Участки маршрута</text:p>
            </table:table-cell>
            <table:table-cell table:style-name="Table7.A1" office:value-type="string">
              <text:p text:style-name="P180">Км</text:p>
            </table:table-cell>
            <table:table-cell table:style-name="Table7.E1" office:value-type="string">
              <text:p text:style-name="P75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6">03.08</text:p>
            </table:table-cell>
            <table:table-cell table:style-name="Table7.A2" office:value-type="string">
              <text:p text:style-name="P46">1</text:p>
            </table:table-cell>
            <table:table-cell table:style-name="Table7.A2" office:value-type="string">
              <text:p text:style-name="P82"><text:span text:style-name="T56">Пос. Баксан - </text:span><text:span text:style-name="T59">впадение р. Загулла </text:span><text:span text:style-name="T60">в р. Кыртык</text:span></text:p>
            </table:table-cell>
            <table:table-cell table:style-name="Table7.A2" office:value-type="string">
              <text:p text:style-name="P46">4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4.08</text:p>
            </table:table-cell>
            <table:table-cell table:style-name="Table7.A2" office:value-type="string">
              <text:p text:style-name="P46">2</text:p>
            </table:table-cell>
            <table:table-cell table:style-name="Table7.A2" office:value-type="string">
              <text:p text:style-name="P82"><text:span text:style-name="T64">В</text:span><text:span text:style-name="T63">падение р. Загулла </text:span><text:span text:style-name="T65">в р. Кыртык - </text:span><text:span text:style-name="T60">впадение р. Гитчеесенчи в р. Кыртык</text:span></text:p>
            </table:table-cell>
            <table:table-cell table:style-name="Table7.A2" office:value-type="string">
              <text:p text:style-name="P46">8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5.08</text:p>
            </table:table-cell>
            <table:table-cell table:style-name="Table7.A2" office:value-type="string">
              <text:p text:style-name="P46">3</text:p>
            </table:table-cell>
            <table:table-cell table:style-name="Table7.A2" office:value-type="string">
              <text:p text:style-name="P76"><text:span text:style-name="T61">В</text:span><text:span text:style-name="T60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46">8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6.08</text:p>
            </table:table-cell>
            <table:table-cell table:style-name="Table7.A2" office:value-type="string">
              <text:p text:style-name="P46">4</text:p>
            </table:table-cell>
            <table:table-cell table:style-name="Table7.A2" office:value-type="string">
              <text:p text:style-name="P76"><text:span text:style-name="T61">В</text:span><text:span text:style-name="T60">ерховья р. Субаши под пер. Джикаугенкез – </text:span><text:span text:style-name="T62">пер. Джикаугенкез (1А, 3550м) - </text:span><text:span text:style-name="T60">исток р. Султан-Тары-Су</text:span></text:p>
            </table:table-cell>
            <table:table-cell table:style-name="Table7.A2" office:value-type="string">
              <text:p text:style-name="P46">10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7.08</text:p>
            </table:table-cell>
            <table:table-cell table:style-name="Table7.A2" office:value-type="string">
              <text:p text:style-name="P46">5</text:p>
            </table:table-cell>
            <table:table-cell table:style-name="Table7.A2" office:value-type="string">
              <text:p text:style-name="P76"><text:span text:style-name="T61">И</text:span><text:span text:style-name="T60">сток р. Султан-Тары-Су – поляна Эммануэля</text:span></text:p>
            </table:table-cell>
            <table:table-cell table:style-name="Table7.A2" office:value-type="string">
              <text:p text:style-name="P46">6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8.08</text:p>
            </table:table-cell>
            <table:table-cell table:style-name="Table7.A2" office:value-type="string">
              <text:p text:style-name="P46">6</text:p>
            </table:table-cell>
            <table:table-cell table:style-name="Table7.A2" office:value-type="string">
              <text:p text:style-name="P77">Поляна Эммануэля – <text:span text:style-name="T83">исток р. Кызылкол под пер. Балк-Баши</text:span></text:p>
            </table:table-cell>
            <table:table-cell table:style-name="Table7.A2" office:value-type="string">
              <text:p text:style-name="P47">10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09.08</text:p>
            </table:table-cell>
            <table:table-cell table:style-name="Table7.A2" office:value-type="string">
              <text:p text:style-name="P46">7</text:p>
            </table:table-cell>
            <table:table-cell table:style-name="Table7.A2" office:value-type="string">
              <text:p text:style-name="P78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47">6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0.08</text:p>
            </table:table-cell>
            <table:table-cell table:style-name="Table7.A2" office:value-type="string">
              <text:p text:style-name="P46">8</text:p>
            </table:table-cell>
            <table:table-cell table:style-name="Table7.A2" office:value-type="string">
              <text:p text:style-name="P80"><text:span text:style-name="T84">Слияние р. Битюктюбекол и р. Чойтчесу – </text:span><text:span text:style-name="T69">озеро под пер. Кольцевой в дол. р. Чойтчесу</text:span></text:p>
            </table:table-cell>
            <table:table-cell table:style-name="Table7.A2" office:value-type="string">
              <text:p text:style-name="P48">10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1.08</text:p>
            </table:table-cell>
            <table:table-cell table:style-name="Table7.A2" office:value-type="string">
              <text:p text:style-name="P46">9</text:p>
            </table:table-cell>
            <table:table-cell table:style-name="Table7.A2" office:value-type="string">
              <text:p text:style-name="P76"><text:span text:style-name="T76">озеро под пер. Кольцевой в дол. р. Чойтчесу – пер. Кольцевой (1А, 3</text:span><text:span text:style-name="T79">353</text:span><text:span text:style-name="T76">) – пер. Лётчика Машкова (1А, 3500) – </text:span><text:span text:style-name="T78">устье </text:span><text:span text:style-name="T77">левого притока р. Уллу-хурзук под</text:span><text:span text:style-name="T76"> пер. Тешикауш</text:span></text:p>
            </table:table-cell>
            <table:table-cell table:style-name="Table7.A2" office:value-type="string">
              <text:p text:style-name="P49">4.2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2.08</text:p>
            </table:table-cell>
            <table:table-cell table:style-name="Table7.A2" office:value-type="string">
              <text:p text:style-name="P46">10</text:p>
            </table:table-cell>
            <table:table-cell table:style-name="Table7.A2" office:value-type="string">
              <text:p text:style-name="P80"><text:span text:style-name="T72">Устье левого притока </text:span><text:span text:style-name="T70">р. Уллу-хурзук </text:span><text:span text:style-name="T80">–</text:span><text:span text:style-name="T70"> </text:span><text:span text:style-name="T69">пер. Тешикауш </text:span><text:span text:style-name="T70">(1А, 3</text:span><text:span text:style-name="T71">4</text:span><text:span text:style-name="T74">12</text:span><text:span text:style-name="T70">) – </text:span><text:span text:style-name="T73">мост через р. Кубань</text:span><text:span text:style-name="T70"> </text:span><text:span text:style-name="T73">у слияния с р. </text:span><text:span text:style-name="T75">Восточный </text:span><text:span text:style-name="T73">Кичкинекол</text:span></text:p>
            </table:table-cell>
            <table:table-cell table:style-name="Table7.A2" office:value-type="string">
              <text:p text:style-name="P50">12.2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3.08</text:p>
            </table:table-cell>
            <table:table-cell table:style-name="Table7.A2" office:value-type="string">
              <text:p text:style-name="P46">11</text:p>
            </table:table-cell>
            <table:table-cell table:style-name="Table7.A2" office:value-type="string">
              <text:p text:style-name="P83"><text:span text:style-name="T86">Мост через р. Кубань у слияния с р. Восточный Кичкинекол </text:span>–<text:span text:style-name="T86"> </text:span>слияние р. Кубань <text:span text:style-name="T95">с лев. притоком под пер. Хотютау</text:span></text:p>
            </table:table-cell>
            <table:table-cell table:style-name="Table7.A2" office:value-type="string">
              <text:p text:style-name="P51">7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4.08</text:p>
            </table:table-cell>
            <table:table-cell table:style-name="Table7.A2" office:value-type="string">
              <text:p text:style-name="P46">12</text:p>
            </table:table-cell>
            <table:table-cell table:style-name="Table7.A2" office:value-type="string">
              <text:p text:style-name="P83"><text:span text:style-name="T95">С</text:span>лияние р. Кубань <text:span text:style-name="T95">с лев. притоком под пер. Хотютау — пер. Хотютау (1Б) — оз. Эльбрусское</text:span></text:p>
            </table:table-cell>
            <table:table-cell table:style-name="Table7.A2" office:value-type="string">
              <text:p text:style-name="P52">6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5.08</text:p>
            </table:table-cell>
            <table:table-cell table:style-name="Table7.A2" office:value-type="string">
              <text:p text:style-name="P46">13</text:p>
            </table:table-cell>
            <table:table-cell table:style-name="Table7.A2" office:value-type="string">
              <text:p text:style-name="P83"><text:span text:style-name="T104">Оз. Эльбрусское</text:span> – <text:span text:style-name="T85">поляна Азау</text:span></text:p>
            </table:table-cell>
            <table:table-cell table:style-name="Table7.A2" office:value-type="string">
              <text:p text:style-name="P52">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2" office:value-type="string">
              <text:p text:style-name="P46">16.08</text:p>
            </table:table-cell>
            <table:table-cell table:style-name="Table7.A2" office:value-type="string">
              <text:p text:style-name="P46">14</text:p>
            </table:table-cell>
            <table:table-cell table:style-name="Table7.A2" office:value-type="string">
              <text:p text:style-name="P84">Поляна Азау – пос. Терскол</text:p>
            </table:table-cell>
            <table:table-cell table:style-name="Table7.A2" office:value-type="string">
              <text:p text:style-name="P52">2.5</text:p>
            </table:table-cell>
            <table:table-cell table:style-name="Table7.E2" office:value-type="string">
              <text:p text:style-name="P46">пешком</text:p>
            </table:table-cell>
          </table:table-row>
          <table:table-row table:style-name="Table7.1">
            <table:table-cell table:style-name="Table7.A16" office:value-type="string">
              <text:p text:style-name="P46">17.08</text:p>
            </table:table-cell>
            <table:table-cell table:style-name="Table7.A16" office:value-type="string">
              <text:p text:style-name="P46">15</text:p>
            </table:table-cell>
            <table:table-cell table:style-name="Table7.A16" office:value-type="string">
              <text:p text:style-name="P79">День запаса</text:p>
            </table:table-cell>
            <table:table-cell table:style-name="Table7.A16" office:value-type="string">
              <text:p text:style-name="P52">0</text:p>
            </table:table-cell>
            <table:table-cell table:style-name="Table7.E16" office:value-type="string">
              <text:p text:style-name="P46">пешком</text:p>
            </table:table-cell>
          </table:table-row>
        </table:table>
        <text:p text:style-name="P139"><text:span text:style-name="T19">Итого акт</text:span><text:span text:style-name="T17">ивными способами передвижения: </text:span><text:span text:style-name="T41">101.4 км</text:span></text:p>
        <text:p text:style-name="P127"/>
        <text:p text:style-name="P173"><text:span text:style-name="T7">3.2</text:span><text:span text:style-name="T4">. План похода(согласованный с МКК)</text:span><text:span text:style-name="T29"><text:note text:id="ftn5" text:note-class="footnote"><text:note-citation text:label=""></text:note-citation><text:note-body><text:p text:style-name="P207"><text:span text:style-name="footnote_20_reference"><text:span text:style-name="T26"></text:span></text:span><text:span text:style-name="T30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20">Даты</text:p>
            </table:table-cell>
            <table:table-cell table:style-name="Table3.B1" office:value-type="string">
              <text:p text:style-name="P120">Дни пути</text:p>
            </table:table-cell>
            <table:table-cell table:style-name="Table3.B1" office:value-type="string">
              <text:p text:style-name="P120">Участки маршрута</text:p>
            </table:table-cell>
            <table:table-cell table:style-name="Table3.B1" office:value-type="string">
              <text:p text:style-name="P120">Км</text:p>
            </table:table-cell>
            <table:table-cell table:style-name="Table3.E1" office:value-type="string">
              <text:p text:style-name="P135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102"/>
              <text:p text:style-name="P102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2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4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2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4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2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103"/>
            </table:table-cell>
            <table:table-cell table:style-name="Table3.E2" office:value-type="string">
              <text:p text:style-name="P134"/>
            </table:table-cell>
          </table:table-row>
          <table:table-row table:style-name="Table3.2">
            <table:table-cell table:style-name="Table3.A2" office:value-type="string">
              <text:p text:style-name="P103"/>
            </table:table-cell>
            <table:table-cell table:style-name="Table3.B2" office:value-type="string">
              <text:p text:style-name="P103"/>
            </table:table-cell>
            <table:table-cell table:style-name="Table3.B1" office:value-type="string">
              <text:p text:style-name="P4"/>
              <text:p text:style-name="P4"/>
            </table:table-cell>
            <table:table-cell table:style-name="Table3.B2" office:value-type="string">
              <text:p text:style-name="P86"/>
            </table:table-cell>
            <table:table-cell table:style-name="Table3.E2" office:value-type="string">
              <text:p text:style-name="P86"/>
            </table:table-cell>
          </table:table-row>
        </table:table>
        <text:p text:style-name="P168">Итого активными способами передвижения:</text:p>
        <text:p text:style-name="P168"/>
        <text:p text:style-name="P16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20">Даты</text:p>
            </table:table-cell>
            <table:table-cell table:style-name="Table6.B1" office:value-type="string">
              <text:p text:style-name="P120">Дни пути</text:p>
            </table:table-cell>
            <table:table-cell table:style-name="Table6.B1" office:value-type="string">
              <text:p text:style-name="P120">Участки маршрута</text:p>
            </table:table-cell>
            <table:table-cell table:style-name="Table6.B1" office:value-type="string">
              <text:p text:style-name="P120">Км</text:p>
            </table:table-cell>
            <table:table-cell table:style-name="Table6.E1" office:value-type="string">
              <text:p text:style-name="P135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22"/>
            </table:table-cell>
            <table:table-cell table:style-name="Table6.B2" office:value-type="string">
              <text:p text:style-name="P122"/>
            </table:table-cell>
            <table:table-cell table:style-name="Table6.B1" office:value-type="string">
              <text:p text:style-name="P4"><text:span text:style-name="T36">План Б </text:span><text:span text:style-name="T37">(аварийный)</text:span></text:p>
            </table:table-cell>
            <table:table-cell table:style-name="Table6.B2" office:value-type="string">
              <text:p text:style-name="P103"/>
            </table:table-cell>
            <table:table-cell table:style-name="Table6.E2" office:value-type="string">
              <text:p text:style-name="P136"/>
            </table:table-cell>
          </table:table-row>
          <table:table-row table:style-name="Table6.2">
            <table:table-cell table:style-name="Table6.A2" office:value-type="string">
              <text:p text:style-name="P122">13.08</text:p>
            </table:table-cell>
            <table:table-cell table:style-name="Table6.B2" office:value-type="string">
              <text:p text:style-name="P122">11</text:p>
            </table:table-cell>
            <table:table-cell table:style-name="Table6.B1" office:value-type="string">
              <text:p text:style-name="P81"><text:span text:style-name="T66">Слияние с притоком р. Уллу-хурзук Уллухурзукский — пос Хурзук </text:span><text:span text:style-name="T67">(место выброски с маршрута)</text:span></text:p>
            </table:table-cell>
            <table:table-cell table:style-name="Table6.B2" office:value-type="string">
              <text:p text:style-name="P122">11</text:p>
            </table:table-cell>
            <table:table-cell table:style-name="Table6.E2" office:value-type="string">
              <text:p text:style-name="P136">Пешком</text:p>
            </table:table-cell>
          </table:table-row>
          <table:table-row table:style-name="Table6.4">
            <table:table-cell table:style-name="Table6.A2" office:value-type="string">
              <text:p text:style-name="P122"/>
            </table:table-cell>
            <table:table-cell table:style-name="Table6.B2" office:value-type="string">
              <text:p text:style-name="P122"/>
            </table:table-cell>
            <table:table-cell table:style-name="Table6.B1" office:value-type="string">
              <text:p text:style-name="P15"/>
            </table:table-cell>
            <table:table-cell table:style-name="Table6.B2" office:value-type="string">
              <text:p text:style-name="P103"/>
            </table:table-cell>
            <table:table-cell table:style-name="Table6.E2" office:value-type="string">
              <text:p text:style-name="P136"/>
            </table:table-cell>
          </table:table-row>
          <table:table-row table:style-name="Table6.2">
            <table:table-cell table:style-name="Table6.A2" office:value-type="string">
              <text:p text:style-name="P123"/>
            </table:table-cell>
            <table:table-cell table:style-name="Table6.B2" office:value-type="string">
              <text:p text:style-name="P103"/>
            </table:table-cell>
            <table:table-cell table:style-name="Table6.B1" office:value-type="string">
              <text:p text:style-name="P14"/>
              <text:p text:style-name="P14"/>
            </table:table-cell>
            <table:table-cell table:style-name="Table6.B2" office:value-type="string">
              <text:p text:style-name="P123"/>
            </table:table-cell>
            <table:table-cell table:style-name="Table6.E2" office:value-type="string">
              <text:p text:style-name="P137"/>
            </table:table-cell>
          </table:table-row>
          <table:table-row table:style-name="Table6.4">
            <table:table-cell table:style-name="Table6.A2" office:value-type="string">
              <text:p text:style-name="P123"/>
            </table:table-cell>
            <table:table-cell table:style-name="Table6.B2" office:value-type="string">
              <text:p text:style-name="P103"/>
            </table:table-cell>
            <table:table-cell table:style-name="Table6.B1" office:value-type="string">
              <text:p text:style-name="P14"/>
              <text:p text:style-name="P14"/>
            </table:table-cell>
            <table:table-cell table:style-name="Table6.B2" office:value-type="string">
              <text:p text:style-name="P124"/>
            </table:table-cell>
            <table:table-cell table:style-name="Table6.E2" office:value-type="string">
              <text:p text:style-name="P137"/>
            </table:table-cell>
          </table:table-row>
          <table:table-row table:style-name="Table6.2">
            <table:table-cell table:style-name="Table6.A2" office:value-type="string">
              <text:p text:style-name="P103"/>
            </table:table-cell>
            <table:table-cell table:style-name="Table6.B2" office:value-type="string">
              <text:p text:style-name="P103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103"/>
            </table:table-cell>
            <table:table-cell table:style-name="Table6.E2" office:value-type="string">
              <text:p text:style-name="P134"/>
            </table:table-cell>
          </table:table-row>
          <table:table-row table:style-name="Table6.2">
            <table:table-cell table:style-name="Table6.A2" office:value-type="string">
              <text:p text:style-name="P103"/>
            </table:table-cell>
            <table:table-cell table:style-name="Table6.B2" office:value-type="string">
              <text:p text:style-name="P103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6"/>
            </table:table-cell>
            <table:table-cell table:style-name="Table6.E2" office:value-type="string">
              <text:p text:style-name="P86"/>
            </table:table-cell>
          </table:table-row>
        </table:table>
        <text:p text:style-name="P169"/>
        <text:p text:style-name="P188"><text:span text:style-name="T106">4</text:span><text:span text:style-name="T105">. Схема маршрута</text:span><text:span text:style-name="T105"><text:note text:id="ftn6" text:note-class="footnote"><text:note-citation text:label=""></text:note-citation><text:note-body><text:p text:style-name="P208"><text:span text:style-name="footnote_20_reference"><text:span text:style-name="T26"></text:span></text:span><text:span text:style-name="T30"> Для маршрутов </text:span><text:span text:style-name="T31">I</text:span><text:span text:style-name="T30"> – </text:span><text:span text:style-name="T31">III</text:span><text:span text:style-name="T30"> категорий сложности дается схема, а для маршрутов </text:span><text:span text:style-name="T31">IV</text:span><text:span text:style-name="T30"> – </text:span><text:span text:style-name="T31">VI</text:span><text:span text:style-name="T30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13"/>
        <text:p text:style-name="P172"><text:span text:style-name="T7">5</text:span><text:span text:style-name="T4">. Сложные участки маршрута и способы их преодоления</text:span><text:span text:style-name="T4"><text:note text:id="ftn7" text:note-class="footnote"><text:note-citation text:label=""></text:note-citation><text:note-body><text:p text:style-name="P209"><text:span text:style-name="footnote_20_reference"><text:span text:style-name="T26"></text:span></text:span><text:span text:style-name="T30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25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31"><text:span text:style-name="T42">1. Пер. Джикаугенкез (1А, 3550 м)</text:span><text:span text:style-name="T101">. Тропа по мелко-осыпным или конгломератным склонам до 20 градусов. Открытый ледник, зачехлённый ледник с возможными ледовыми разломами. </text:span><text:span text:style-name="T102">Для преодоления крутых ледовых склонов может потребоваться провешивание перил на спуск</text:span><text:span text:style-name="T101"> (см. отчёт А.Мурановой 2018 г)</text:span></text:p>
        <text:p text:style-name="P128"><text:span text:style-name="T33">2. Брод р. Кызылкол</text:span>: по колено.</text:p>
        <text:p text:style-name="P128"><text:span text:style-name="T33">3. пер. Балк-Баши</text:span> (1А, 3690 м). Травянисто-каменистый склон до 25 градусов, тропа. Мелкая и средня осыпь.</text:p>
        <text:p text:style-name="P128"><text:span text:style-name="T33">4. Пер. </text:span><text:span text:style-name="T38">Кольцевой (1А, 3353 м)+ пер. </text:span><text:span text:style-name="T33">Лётчика Машкова (1А, 3</text:span><text:span text:style-name="T38">500 </text:span><text:span text:style-name="T33">м)</text:span>. <text:span text:style-name="T99">На подъём - с</text:span>лежавшаяся крупная осыпь до 20 градусов с тропой. <text:span text:style-name="T99">На траверсе — средне-крупная осыпь. На спуск - подвижная мелкая осыпь до 30 градусов, травянистые склоны до 30 градусов.</text:span></text:p>
        <text:p text:style-name="P129"><text:span text:style-name="T33">5. Пер. Тешикауш (Куршоу Нижний) (1А, 3412 м).</text:span> Живые крупноблочные осыпи, крутые травянистые склоны. <text:span text:style-name="T100">Рекомендуется прохождение в хорошую погоду (см. отчёт В. Прудкогляда 2018 г).</text:span></text:p>
        <text:p text:style-name="P130"><text:span text:style-name="T38">6</text:span><text:span text:style-name="T40">а</text:span><text:span text:style-name="T38">. </text:span><text:span text:style-name="T39">Пер. Хотютау (3546 м) + пер. Эхо Войны (3349 м) (1А)</text:span><text:span text:style-name="T97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30"><text:span text:style-name="T40">6б. Пер Хотютау (3546 м) (1Б)</text:span><text:span text:style-name="T107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85" text:outline-level="1">6. Аварийные выходы с маршрута</text:h>
        <text:p text:style-name="P126"><text:span text:style-name="T33">0. </text:span>Возвращение в пос. Баксан (при нахождении на маршруте до пер. Джикаугенкез).</text:p>
        <text:p text:style-name="P126"><text:span text:style-name="T33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26"><text:span text:style-name="T33">2. </text:span>Спуск в <text:span text:style-name="T103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71">7. Материальное обеспечение группы</text:p>
        <text:p text:style-name="P141">Необходимый набор продуктов питания имеется.</text:p>
        <text:p text:style-name="P141">Общественное и личное снаряжение в достаточном количестве имеется.</text:p>
        <text:p text:style-name="P141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18">Групповое</text:p>
            </table:table-cell>
            <table:covered-table-cell/>
            <table:table-cell table:style-name="Table4.A1" table:number-columns-spanned="2" office:value-type="string">
              <text:p text:style-name="P118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20">Наименование</text:p>
            </table:table-cell>
            <table:table-cell table:style-name="Table4.A1" office:value-type="string">
              <text:p text:style-name="P120">Количество</text:p>
            </table:table-cell>
            <table:table-cell table:style-name="Table4.A1" office:value-type="string">
              <text:p text:style-name="P120">Наименование</text:p>
            </table:table-cell>
            <table:table-cell table:style-name="Table4.A1" office:value-type="string">
              <text:p text:style-name="P120">Количество</text:p>
            </table:table-cell>
          </table:table-row>
          <table:table-row table:style-name="Table4.2">
            <table:table-cell table:style-name="Table4.A1" office:value-type="string">
              <text:p text:style-name="P91">Верёвка 50м (10мм <text:span text:style-name="T96">single</text:span>)</text:p>
            </table:table-cell>
            <table:table-cell table:style-name="Table4.A1" office:value-type="string">
              <text:p text:style-name="P92">1 бухта</text:p>
            </table:table-cell>
            <table:table-cell table:style-name="Table4.A1" office:value-type="string">
              <text:p text:style-name="P91">Каска</text:p>
            </table:table-cell>
            <table:table-cell table:style-name="Table4.A1" office:value-type="string">
              <text:p text:style-name="P90">1</text:p>
            </table:table-cell>
          </table:table-row>
          <table:table-row table:style-name="Table4.2">
            <table:table-cell table:style-name="Table4.A1" office:value-type="string">
              <text:p text:style-name="P93">Верёвка 50м (9мм single)</text:p>
            </table:table-cell>
            <table:table-cell table:style-name="Table4.A1" office:value-type="string">
              <text:p text:style-name="P92">1 бухта</text:p>
            </table:table-cell>
            <table:table-cell table:style-name="Table4.A1" office:value-type="string">
              <text:p text:style-name="P91">Ледоруб</text:p>
            </table:table-cell>
            <table:table-cell table:style-name="Table4.A1" office:value-type="string">
              <text:p text:style-name="P90">1</text:p>
            </table:table-cell>
          </table:table-row>
          <table:table-row table:style-name="Table4.2">
            <table:table-cell table:style-name="Table4.A1" office:value-type="string">
              <text:p text:style-name="P91">Верёвка расходная (7мм)</text:p>
            </table:table-cell>
            <table:table-cell table:style-name="Table4.A1" office:value-type="string">
              <text:p text:style-name="P90"><text:span text:style-name="T96">3x7</text:span>м</text:p>
            </table:table-cell>
            <table:table-cell table:style-name="Table4.A1" office:value-type="string">
              <text:p text:style-name="P91">Треккинговые палки</text:p>
            </table:table-cell>
            <table:table-cell table:style-name="Table4.A1" office:value-type="string">
              <text:p text:style-name="P90">комплект</text:p>
            </table:table-cell>
          </table:table-row>
          <table:table-row table:style-name="Table4.2">
            <table:table-cell table:style-name="Table4.A1" office:value-type="string">
              <text:p text:style-name="P91">Кошки</text:p>
            </table:table-cell>
            <table:table-cell table:style-name="Table4.A1" office:value-type="string">
              <text:p text:style-name="P90">3 пары</text:p>
            </table:table-cell>
            <table:table-cell table:style-name="Table4.A1" office:value-type="string">
              <text:p text:style-name="P91">Очки солнцезащитные</text:p>
            </table:table-cell>
            <table:table-cell table:style-name="Table4.A1" office:value-type="string">
              <text:p text:style-name="P90">1</text:p>
            </table:table-cell>
          </table:table-row>
          <table:table-row table:style-name="Table4.2">
            <table:table-cell table:style-name="Table4.A1" office:value-type="string">
              <text:p text:style-name="P98">Ледобуры</text:p>
            </table:table-cell>
            <table:table-cell table:style-name="Table4.A1" office:value-type="string">
              <text:p text:style-name="P96">3 шт</text:p>
            </table:table-cell>
            <table:table-cell table:style-name="Table4.A1" office:value-type="string">
              <text:p text:style-name="P93">Гамаши</text:p>
            </table:table-cell>
            <table:table-cell table:style-name="Table4.A1" office:value-type="string">
              <text:p text:style-name="P92">1</text:p>
            </table:table-cell>
          </table:table-row>
          <table:table-row table:style-name="Table4.2">
            <table:table-cell table:style-name="Table4.A1" office:value-type="string">
              <text:p text:style-name="P99">Жумары</text:p>
            </table:table-cell>
            <table:table-cell table:style-name="Table4.A1" office:value-type="string">
              <text:p text:style-name="P100">2 шт</text:p>
            </table:table-cell>
            <table:table-cell table:style-name="Table4.A1" office:value-type="string">
              <text:p text:style-name="P97">Страховочная система, грудная обвязка, блокировка</text:p>
            </table:table-cell>
            <table:table-cell table:style-name="Table4.A1" office:value-type="string">
              <text:p text:style-name="P96">комплект</text:p>
            </table:table-cell>
          </table:table-row>
          <table:table-row table:style-name="Table4.2">
            <table:table-cell table:style-name="Table4.A1" office:value-type="string">
              <text:p text:style-name="P95"/>
            </table:table-cell>
            <table:table-cell table:style-name="Table4.A1" office:value-type="string">
              <text:p text:style-name="P94"/>
            </table:table-cell>
            <table:table-cell table:style-name="Table4.A1" office:value-type="string">
              <text:p text:style-name="P98">Карабины</text:p>
            </table:table-cell>
            <table:table-cell table:style-name="Table4.A1" office:value-type="string">
              <text:p text:style-name="P96">5</text:p>
            </table:table-cell>
          </table:table-row>
        </table:table>
        <text:p text:style-name="P88"/>
        <text:p text:style-name="P141">Необходимый ремонтный набор имеется.</text:p>
        <text:p text:style-name="P141">Необходимый набор медицинской аптечки имеется.</text:p>
        <text:p text:style-name="P141">Весовые характеристики груза, взятого на маршрут:</text:p>
        <text:p text:style-name="P88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18">Наименование</text:p>
            </table:table-cell>
            <table:table-cell table:style-name="Table5.A1" office:value-type="string">
              <text:p text:style-name="P118">На 1 человека</text:p>
            </table:table-cell>
            <table:table-cell table:style-name="Table5.A1" office:value-type="string">
              <text:p text:style-name="P118">На группу в <text:span text:style-name="T96">10</text:span> чел.</text:p>
            </table:table-cell>
          </table:table-row>
          <table:table-row table:style-name="Table5.2">
            <table:table-cell table:style-name="Table5.A1" office:value-type="string">
              <text:p text:style-name="P119">Продукты(всего/в день) </text:p>
            </table:table-cell>
            <table:table-cell table:style-name="Table5.A1" office:value-type="string">
              <text:p text:style-name="P110">9300 г / 620 г</text:p>
            </table:table-cell>
            <table:table-cell table:style-name="Table5.A1" office:value-type="string">
              <text:p text:style-name="P110">93 кг / 6200 г</text:p>
            </table:table-cell>
          </table:table-row>
          <table:table-row table:style-name="Table5.3">
            <table:table-cell table:style-name="Table5.A1" office:value-type="string">
              <text:p text:style-name="P119">Групповое снаряжение</text:p>
            </table:table-cell>
            <table:table-cell table:style-name="Table5.A1" office:value-type="string">
              <text:p text:style-name="P110">4800 г</text:p>
            </table:table-cell>
            <table:table-cell table:style-name="Table5.A1" office:value-type="string">
              <text:p text:style-name="P110">38 кг</text:p>
            </table:table-cell>
          </table:table-row>
          <table:table-row table:style-name="Table5.2">
            <table:table-cell table:style-name="Table5.A1" office:value-type="string">
              <text:p text:style-name="P119">Личное снаряжение</text:p>
            </table:table-cell>
            <table:table-cell table:style-name="Table5.A1" office:value-type="string">
              <text:p text:style-name="P110">14500 г</text:p>
            </table:table-cell>
            <table:table-cell table:style-name="Table5.A1" office:value-type="string">
              <text:p text:style-name="P110">145 кг</text:p>
            </table:table-cell>
          </table:table-row>
          <table:table-row table:style-name="Table5.3">
            <table:table-cell table:style-name="Table5.A1" office:value-type="string">
              <text:p text:style-name="P119">Всего:</text:p>
            </table:table-cell>
            <table:table-cell table:style-name="Table5.A1" office:value-type="string">
              <text:p text:style-name="P106"/>
            </table:table-cell>
            <table:table-cell table:style-name="Table5.A1" office:value-type="string">
              <text:p text:style-name="P106"/>
            </table:table-cell>
          </table:table-row>
        </table:table>
        <text:p text:style-name="P149"/>
        <text:p text:style-name="P163">Максимальная нагрузка на одного <text:tab/>мужчину<text:tab/>___<text:span text:style-name="T96">26.8</text:span>___ кг.</text:p>
        <text:p text:style-name="P162">Женщину<text:tab/>___<text:span text:style-name="T96">20.7 </text:span>__ кг.</text:p>
        <text:p text:style-name="P149"/>
        <text:p text:style-name="P151">Сведения, изложенные в разделах 1- 7 подтверждаю.</text:p>
        <text:p text:style-name="P88"/>
        <text:p text:style-name="P150"><text:span text:style-name="T1">Руководитель похода __________ ( </text:span><text:span text:style-name="T2">Вельтищев М. Н. </text:span><text:span text:style-name="T1">)</text:span></text:p>
        <text:p text:style-name="P88"/>
        <text:p text:style-name="P104"><text:span text:style-name="T1">«___»__________ 20___ г.<text:tab/><text:tab/><text:tab/></text:span><text:span text:style-name="T22">( подпись )</text:span><text:span text:style-name="T1"><text:tab/><text:tab/><text:tab/></text:span><text:span text:style-name="T22">( Фамилия. И., О. )</text:span></text:p>
        <text:p text:style-name="P41"/>
        <text:p text:style-name="P175">8. Ходатайство МКК</text:p>
        <text:p text:style-name="P166">Председателю МКК ______________________________________</text:p>
        <text:p text:style-name="P167">(наименование вышестоящей МКК)</text:p>
        <text:p text:style-name="P166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42">Предварительное рассмотрение произведено нашей комиссией «___»_____________ 20___ г.</text:p>
        <text:p text:style-name="P160">Председатель МКК ______________ (_______________)</text:p>
        <text:p text:style-name="P161">( подпись )<text:tab/><text:tab/><text:tab/><text:tab/> (Фамилия И.,О.)</text:p>
        <text:p text:style-name="P111">Штамп МКК</text:p>
        <text:p text:style-name="P42"><text:span text:style-name="T4">9. Результаты рассмотрения в </text:span><text:span text:style-name="T5">МКК</text:span></text:p>
        <text:p text:style-name="P155">Маршрутно-квалификационная комиссия ___________________</text:p>
        <text:p text:style-name="P38">__________________________________________________________</text:p>
        <text:p text:style-name="P38">в составе _________________________________________________</text:p>
        <text:p text:style-name="P38">__________________________________________________________</text:p>
        <text:p text:style-name="P38">с участием ________________________________________________</text:p>
        <text:p text:style-name="P108">рассмотрев материалы заявленного похода группы под руководством ____________________ считает, что (ненужное зачеркнуть):</text:p>
        <text:list xml:id="list4116365244641884103" text:style-name="WWNum2">
          <text:list-item>
            <text:p text:style-name="P197">Маршрут соответствует (не соответствует) заявленной категории сложности.</text:p>
          </text:list-item>
          <text:list-item>
            <text:p text:style-name="P197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197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198">Заявочные материалы отвечают (не отвечают) установленным требованиям.</text:p>
            <text:p text:style-name="P199"/>
          </text:list-item>
        </text:list>
        <text:p text:style-name="P31">10. Результаты проверки на местности</text:p>
        <text:p text:style-name="P154">Группа в составе: руководитель __ <text:span text:style-name="T98">Вельтищев М. Н. _</text:span>__________</text:p>
        <text:p text:style-name="P157"><text:tab/><text:tab/><text:tab/><text:tab/><text:tab/><text:tab/><text:tab/><text:tab/><text:tab/><text:tab/><text:tab/><text:tab/><text:tab/><text:tab/>( Фамилия. И., О. )</text:p>
        <text:p text:style-name="P154">Участники <text:span text:style-name="T94">Дзебисашвили А. А., Колотова Д. Е., Миронова Е. А., Титченко Н. А., Черемисина С. В., Янеева Ю. В.</text:span><text:span text:style-name="T98"> ___________</text:span>______</text:p>
        <text:p text:style-name="P37">_________________________________________________________</text:p>
        <text:p text:style-name="P37">прошла проверку «<text:span text:style-name="T94">01</text:span>» <text:span text:style-name="T93">июня</text:span><text:span text:style-name="T91"> 20</text:span><text:span text:style-name="T93">19</text:span><text:span text:style-name="T98"> </text:span>г. <text:span text:style-name="T98">в </text:span><text:span text:style-name="T93">дер. Васильевское (известняковые карьеры Полушкино)</text:span><text:span text:style-name="T23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37">по следующим вопросам: <text:span text:style-name="T92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37"><text:tab/>Результаты проверки: <text:span text:style-name="T35">Пройдена</text:span><text:span text:style-name="T98"> (согласно протоколам, команда «</text:span><text:span text:style-name="T93">Вокруг Эльбруса</text:span><text:span text:style-name="T98">» заняла 3-е место по классу </text:span><text:span text:style-name="T35">Б</text:span><text:span text:style-name="T20">).</text:span></text:p>
        <text:p text:style-name="P181">Проверяющий __________________ (___________________)</text:p>
        <text:p text:style-name="P182">(подпись)<text:tab/><text:tab/><text:tab/><text:tab/><text:tab/><text:tab/>( Фамилия И.,, О. )</text:p>
        <text:p text:style-name="P40">11. Заключение маршрутно-квалификационной комиссии</text:p>
        <text:p text:style-name="P156">Группа под руководством __________ <text:span text:style-name="T93">Вельтищева М. Н.</text:span><text:span text:style-name="T98"> </text:span>_______</text:p>
        <text:p text:style-name="P183"><text:tab/><text:tab/><text:tab/><text:tab/><text:tab/><text:tab/><text:tab/><text:tab/><text:tab/><text:tab/><text:tab/><text:tab/><text:tab/><text:tab/>( Фамилия , И., О.,) </text:p>
        <text:p text:style-name="P112">имеет (не имеет) право совершить данный поход.</text:p>
        <text:p text:style-name="P170">12. Контрольные пункты и сроки</text:p>
        <text:p text:style-name="P140">О прохождении маршрута группа должна сообщить:</text:p>
        <text:list xml:id="list4964142498172699046" text:style-name="WWNum1">
          <text:list-item>
            <text:p text:style-name="P202">__________________________ по <text:span text:style-name="T88">тел</text:span> ___________________</text:p>
          </text:list-item>
        </text:list>
        <text:p text:style-name="P35">_________________________________________________________</text:p>
        <text:list xml:id="list233753524017720" text:continue-numbering="true" text:style-name="WWNum1">
          <text:list-item>
            <text:p text:style-name="P202">__________________________ по <text:span text:style-name="T88">тел</text:span> ___________________</text:p>
          </text:list-item>
        </text:list>
        <text:p text:style-name="P36">_________________________________________________________</text:p>
        <text:p text:style-name="P36">_________________________________________________________</text:p>
        <text:p text:style-name="P36">из __________________________ до «___» ______________ 20___г.</text:p>
        <text:p text:style-name="P36">из __________________________ до «___» ______________ 20___г.</text:p>
        <text:p text:style-name="P36">из __________________________ до «___» ______________ 20___г.</text:p>
        <text:p text:style-name="P36"/>
        <text:p text:style-name="P201"><text:span text:style-name="T115">Тел. куратора группы:</text:span></text:p>
        <text:p text:style-name="P200">Тел. председателя МКК (Зеленцов Д.Ю.): +<text:span text:style-name="T116">7</text:span><text:span text:style-name="T68">(905)786-3310</text:span></text:p>
        <text:p text:style-name="P36"/>
        <text:p text:style-name="P107">Председатель комиссии ________________________</text:p>
        <text:p text:style-name="P147"><text:span text:style-name="T1">Штамп МКК</text:span><text:tab/><text:tab/><text:tab/><text:tab/><text:tab/><text:tab/><text:tab/><text:tab/><text:tab/><text:tab/><text:tab/><text:tab/><text:tab/><text:tab/><text:span text:style-name="T22">( подпись )</text:span></text:p>
        <text:p text:style-name="P109">Члены комиссии <text:tab/> <text:s text:c="4"/>________________________</text:p>
        <text:p text:style-name="P109">________________________</text:p>
        <text:p text:style-name="P109">________________________</text:p>
        <text:p text:style-name="P105">«___» _____________ 20___ г. <text:tab/><text:tab/><text:tab/> ________________________</text:p>
        <text:list xml:id="list1728831994647682425" text:style-name="WWNum5">
          <text:list-item>
            <text:p text:style-name="P203">Другие замечания:</text:p>
            <text:p text:style-name="P203">__________________________________________________________________________________________________</text:p>
          </text:list-item>
        </text:list>
        <text:p text:style-name="P34">Группе <text:span text:style-name="T89">назначается</text:span> (<text:span text:style-name="T90">не назначается</text:span>) контрольная проверка на местности: <text:span text:style-name="T92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3">(когда, где, по каким вопросам)</text:p>
        <text:p text:style-name="P32">13. Отметка ПСС, дополнительные указания, замечания:</text:p>
        <text:p text:style-name="P3"/>
        <text:p text:style-name="P18"/>
        <text:p text:style-name="P176">Штамп ПСС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2">14. Решение о зачете похода</text:p>
        <text:p text:style-name="P18"/>
        <text:p text:style-name="P178"><text:span text:style-name="T1">Поход оценен </text:span><text:span text:style-name="Strong"><text:span text:style-name="T18">________</text:span></text:span><text:span text:style-name="Strong"><text:span text:style-name="T21"> </text:span></text:span><text:span text:style-name="T1">категорией сложности.</text:span></text:p>
        <text:p text:style-name="P179"/>
        <text:p text:style-name="P178"><text:span text:style-name="T1">Справки выданы в количестве </text:span><text:span text:style-name="T8">___ </text:span><text:span text:style-name="T1">штук.</text:span></text:p>
        <text:p text:style-name="P18"/>
        <text:h text:style-name="P187" text:outline-level="8">Председатель МКК _______________________</text:h>
        <text:h text:style-name="P186" text:outline-level="8"><text:tab/><text:tab/>Подпись</text:h>
        <text:p text:style-name="P177">_____________________</text:p>
        <text:p text:style-name="P189">фамилия, И.,О.</text:p>
        <text:p text:style-name="P190"/>
        <text:p text:style-name="P190"/>
        <text:p text:style-name="P190"/>
        <text:p text:style-name="P192"/>
        <text:p text:style-name="P190"/>
        <text:p text:style-name="P191">Штамп МКК</text:p>
        <text:p text:style-name="P23"/>
        <text:p text:style-name="P24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85</meta:editing-cycles>
    <meta:creation-date>2018-06-19T18:47:00</meta:creation-date>
    <dc:date>2019-07-23T23:37:52.993239219</dc:date>
    <meta:editing-duration>PT14H12M19S</meta:editing-duration>
    <meta:generator>LibreOffice/5.1.6.2$Linux_X86_64 LibreOffice_project/10m0$Build-2</meta:generator>
    <meta:document-statistic meta:table-count="7" meta:image-count="0" meta:object-count="0" meta:page-count="14" meta:paragraph-count="356" meta:word-count="1818" meta:character-count="13840" meta:non-whitespace-character-count="12215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